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 SmCn1" svg:font-family="'Noto Sans Devanagari SmCn'" style:font-family-generic="swiss"/>
    <style:font-face style:name="Nimbus Mono PS1" svg:font-family="'Nimbus Mono PS'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imbus Mono PS" svg:font-family="'Nimbus Mono PS'" style:font-family-generic="roman" style:font-pitch="variable"/>
    <style:font-face style:name="Noto Sans CJK SC" svg:font-family="'Noto Sans CJK SC'" style:font-family-generic="system" style:font-pitch="variable"/>
    <style:font-face style:name="Noto Sans Devanagari SmCn" svg:font-family="'Noto Sans Devanagari SmCn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f9d21" officeooo:paragraph-rsid="001f9d21"/>
    </style:style>
    <style:style style:name="P2" style:family="paragraph" style:parent-style-name="Text_20_body" style:list-style-name="L1">
      <style:text-properties officeooo:rsid="002329ac" officeooo:paragraph-rsid="002329ac"/>
    </style:style>
    <style:style style:name="P3" style:family="paragraph" style:parent-style-name="Text_20_body" style:list-style-name="L1">
      <style:text-properties officeooo:rsid="00215576" officeooo:paragraph-rsid="00215576"/>
    </style:style>
    <style:style style:name="P4" style:family="paragraph" style:parent-style-name="Text_20_body" style:list-style-name="L1">
      <style:text-properties officeooo:rsid="00215576" officeooo:paragraph-rsid="002a67c3"/>
    </style:style>
    <style:style style:name="P5" style:family="paragraph" style:parent-style-name="Text_20_body" style:list-style-name="L2">
      <style:text-properties officeooo:rsid="00215576" officeooo:paragraph-rsid="002c58d0"/>
    </style:style>
    <style:style style:name="P6" style:family="paragraph" style:parent-style-name="Text_20_body" style:list-style-name="L1">
      <style:text-properties style:font-name="Liberation Serif" officeooo:rsid="002607de" officeooo:paragraph-rsid="002607de"/>
    </style:style>
    <style:style style:name="P7" style:family="paragraph" style:parent-style-name="Text_20_body" style:list-style-name="L1">
      <style:text-properties style:font-name="Liberation Serif" officeooo:rsid="00275213" officeooo:paragraph-rsid="00275213"/>
    </style:style>
    <style:style style:name="P8" style:family="paragraph" style:parent-style-name="Text_20_body" style:list-style-name="L1">
      <style:text-properties style:font-name="Liberation Serif" officeooo:rsid="00294610" officeooo:paragraph-rsid="00294610"/>
    </style:style>
    <style:style style:name="P9" style:family="paragraph" style:parent-style-name="Text_20_body" style:list-style-name="L2">
      <style:text-properties officeooo:rsid="00295c90" officeooo:paragraph-rsid="00295c90"/>
    </style:style>
    <style:style style:name="P10" style:family="paragraph" style:parent-style-name="Text_20_body" style:list-style-name="L2">
      <style:text-properties officeooo:rsid="003cbc7e" officeooo:paragraph-rsid="003cbc7e"/>
    </style:style>
    <style:style style:name="P11" style:family="paragraph" style:parent-style-name="Text_20_body" style:list-style-name="L2">
      <style:text-properties officeooo:rsid="003d7f26" officeooo:paragraph-rsid="003d7f26"/>
    </style:style>
    <style:style style:name="P12" style:family="paragraph" style:parent-style-name="Text_20_body">
      <style:text-properties officeooo:paragraph-rsid="001f9d21"/>
    </style:style>
    <style:style style:name="P13" style:family="paragraph" style:parent-style-name="Heading_20_2">
      <style:text-properties officeooo:rsid="001f9d21" officeooo:paragraph-rsid="001f9d21"/>
    </style:style>
    <style:style style:name="T1" style:family="text">
      <style:text-properties officeooo:rsid="001f9d2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20bee6"/>
    </style:style>
    <style:style style:name="T4" style:family="text">
      <style:text-properties officeooo:rsid="0020bee6"/>
    </style:style>
    <style:style style:name="T5" style:family="text">
      <style:text-properties style:font-name="Nimbus Mono PS1"/>
    </style:style>
    <style:style style:name="T6" style:family="text">
      <style:text-properties style:font-name="Nimbus Mono PS1" officeooo:rsid="0020bee6"/>
    </style:style>
    <style:style style:name="T7" style:family="text">
      <style:text-properties style:font-name="Nimbus Mono PS1" officeooo:rsid="00224478"/>
    </style:style>
    <style:style style:name="T8" style:family="text">
      <style:text-properties style:font-name="Nimbus Mono PS1" officeooo:rsid="002a67c3"/>
    </style:style>
    <style:style style:name="T9" style:family="text">
      <style:text-properties officeooo:rsid="00241b2b"/>
    </style:style>
    <style:style style:name="T10" style:family="text">
      <style:text-properties officeooo:rsid="00275213"/>
    </style:style>
    <style:style style:name="T11" style:family="text">
      <style:text-properties officeooo:rsid="00294610"/>
    </style:style>
    <style:style style:name="T12" style:family="text">
      <style:text-properties officeooo:rsid="0036c055"/>
    </style:style>
    <style:style style:name="T13" style:family="text">
      <style:text-properties officeooo:rsid="00387555"/>
    </style:style>
    <style:style style:name="T14" style:family="text">
      <style:text-properties officeooo:rsid="003927c9"/>
    </style:style>
    <style:style style:name="T15" style:family="text">
      <style:text-properties officeooo:rsid="003bcd01"/>
    </style:style>
    <style:style style:name="T16" style:family="text">
      <style:text-properties officeooo:rsid="003c1718"/>
    </style:style>
    <style:style style:name="T17" style:family="text">
      <style:text-properties style:font-name="Nimbus Mono PS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te-<text:span text:style-name="T1">Rendu Shell</text:span></text:p>
      <text:p text:style-name="Text_20_body"/>
      <text:h text:style-name="P13" text:outline-level="2">Réalisation</text:h>
      <text:p text:style-name="P12"/>
      <text:list xml:id="list3257758200" text:style-name="L1">
        <text:list-item>
          <text:p text:style-name="P1">Commandes redirigées</text:p>
        </text:list-item>
        <text:list-item>
          <text:p text:style-name="P2">Commandes param<text:span text:style-name="T9">é</text:span>trées</text:p>
        </text:list-item>
        <text:list-item>
          <text:p text:style-name="P1">Commandes pipées</text:p>
        </text:list-item>
        <text:list-item>
          <text:p text:style-name="P1">Commandes multi-pipées</text:p>
        </text:list-item>
        <text:list-item>
          <text:p text:style-name="P1">Commande <text:span text:style-name="T4">interne</text:span> <text:span text:style-name="T6">quit </text:span></text:p>
        </text:list-item>
        <text:list-item>
          <text:p text:style-name="P3"><text:span text:style-name="T2">Handler</text:span><text:span text:style-name="T3"> </text:span><text:span text:style-name="T7">c</text:span><text:span text:style-name="T5">ontrol + c</text:span></text:p>
        </text:list-item>
        <text:list-item>
          <text:p text:style-name="P4"><text:span text:style-name="T2">Handler</text:span><text:span text:style-name="T3"> </text:span><text:span text:style-name="T7">c</text:span><text:span text:style-name="T5">ontrol + </text:span><text:span text:style-name="T8">d</text:span></text:p>
        </text:list-item>
        <text:list-item>
          <text:p text:style-name="P6">Gestion des erreur<text:span text:style-name="T10">s</text:span></text:p>
        </text:list-item>
        <text:list-item>
          <text:p text:style-name="P7">Gestion des commande<text:span text:style-name="T11">s</text:span> en arrière-plan</text:p>
        </text:list-item>
        <text:list-item>
          <text:p text:style-name="P8">Gestion des zombies</text:p>
        </text:list-item>
      </text:list>
      <text:h text:style-name="P13" text:outline-level="2">Tests Effectués</text:h>
      <text:p text:style-name="P12"/>
      <text:list xml:id="list455691464" text:style-name="L2">
        <text:list-item>
          <text:p text:style-name="P9">Test de la commande <text:span text:style-name="T5">Quit</text:span></text:p>
        </text:list-item>
        <text:list-item>
          <text:p text:style-name="P9">Test d’une exécution de commande sans argument</text:p>
        </text:list-item>
        <text:list-item>
          <text:p text:style-name="P9">Test d’une exécution d’une succession de commandes sans argument</text:p>
        </text:list-item>
        <text:list-item>
          <text:p text:style-name="P5">Test <text:span text:style-name="T12">de</text:span> la gestion des zombies</text:p>
        </text:list-item>
        <text:list-item>
          <text:p text:style-name="P5">Test <text:span text:style-name="T12">d’</text:span>un pipe puis un multipipe</text:p>
        </text:list-item>
        <text:list-item>
          <text:p text:style-name="P5">Test <text:span text:style-name="T13">d’</text:span>un multipipe avec une redirection de fichiers</text:p>
        </text:list-item>
        <text:list-item>
          <text:p text:style-name="P5"><text:span text:style-name="T14">Test d’un lancement de</text:span> processus en arrière-plan puis <text:span text:style-name="T15">son meurtre</text:span></text:p>
        </text:list-item>
        <text:list-item>
          <text:p text:style-name="P5"><text:span text:style-name="T16">Test d’un m</text:span>ultipipe sur un processus en arrière-plan</text:p>
        </text:list-item>
        <text:list-item>
          <text:p text:style-name="P10">Test d’une commande qui est fausse syntaxiquement</text:p>
        </text:list-item>
        <text:list-item>
          <text:p text:style-name="P11">Test du <text:span text:style-name="T5">control + 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 SmCn1" svg:font-family="'Noto Sans Devanagari SmCn'" style:font-family-generic="swiss"/>
    <style:font-face style:name="Nimbus Mono PS1" svg:font-family="'Nimbus Mono PS'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imbus Mono PS" svg:font-family="'Nimbus Mono PS'" style:font-family-generic="roman" style:font-pitch="variable"/>
    <style:font-face style:name="Noto Sans CJK SC" svg:font-family="'Noto Sans CJK SC'" style:font-family-generic="system" style:font-pitch="variable"/>
    <style:font-face style:name="Noto Sans Devanagari SmCn" svg:font-family="'Noto Sans Devanagari SmCn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 Sm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 SmC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style-name="Regular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Noto Sans Devanagari SmCn" style:font-family-complex="'Noto Sans Devanagari SmCn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 SmCn1" style:font-family-complex="'Noto Sans Devanagari SmCn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 SmCn1" style:font-family-complex="'Noto Sans Devanagari SmCn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SmCn1" style:font-family-complex="'Noto Sans Devanagari SmCn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2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2" fo:font-family="'Liberation Serif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2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2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Nimbus Mono PS" fo:font-family="'Nimbus Mono PS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09:38:19.405825186</meta:creation-date>
    <dc:title>NewDefault</dc:title>
    <meta:editing-duration>PT28M15S</meta:editing-duration>
    <meta:editing-cycles>23</meta:editing-cycles>
    <meta:generator>LibreOffice/6.1.5.2$Linux_X86_64 LibreOffice_project/10$Build-2</meta:generator>
    <dc:date>2019-02-19T10:39:33.743935476</dc:date>
    <meta:document-statistic meta:table-count="0" meta:image-count="0" meta:object-count="0" meta:page-count="1" meta:paragraph-count="23" meta:word-count="126" meta:character-count="722" meta:non-whitespace-character-count="638"/>
  </office:meta>
</office:document-meta>
</file>